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1">
  <office:automatic-styles>
    <style:style style:family="table-cell" style:name="ce1" style:display-name="ce1">
      <style:text-properties fo:font-weight="bold" fo:font-style="None" fo:font-family="Courier New" fo:font-size="12"/>
      <style:table-cell-properties style:vertical-align="top" fo:background-color="#99ccff"/>
      <style:paragraph-properties style:vertical-align="top" fo:text-align="start"/>
    </style:style>
    <style:style style:family="table-cell" style:name="ce2" style:display-name="ce2">
      <style:text-properties fo:font-weight="bold" fo:font-style="None" fo:font-family="Courier New" fo:font-size="12"/>
      <style:table-cell-properties fo:background-color="#99ccff"/>
    </style:style>
    <style:style style:family="table-cell" style:name="ce3" style:display-name="ce3">
      <style:text-properties fo:font-weight="bold" fo:font-style="None" fo:font-family="Courier New" fo:font-size="12"/>
      <style:table-cell-properties style:vertical-align="middle" fo:background-color="#99ccff"/>
      <style:paragraph-properties style:vertical-align="middle"/>
    </style:style>
    <style:style style:family="table-cell" style:name="ce4" style:display-name="ce4">
      <style:text-properties fo:font-weight="None" fo:font-style="None" fo:font-family="Arial" fo:font-size="12"/>
      <style:table-cell-properties style:vertical-align="middle" fo:wrap-option="wrap"/>
      <style:paragraph-properties style:vertical-align="middle" fo:text-align="center"/>
    </style:style>
    <style:style style:family="table-cell" style:name="ce5" style:display-name="ce5">
      <style:text-properties fo:font-weight="None" fo:font-style="None" fo:font-family="Arial" fo:font-size="12"/>
      <style:table-cell-properties fo:border-right="0.99pt solid #000000" fo:border-top="0.99pt solid #000000" fo:background-color="#cccccc" fo:border-left="0.99pt solid #000000" fo:border-bottom="0.99pt solid #000000" fo:wrap-option="wrap" style:vertical-align="middle"/>
      <style:paragraph-properties style:vertical-align="middle" fo:text-align="center"/>
    </style:style>
    <style:style style:family="table-cell" style:name="ce6" style:display-name="ce6">
      <style:text-properties fo:font-weight="None" fo:font-style="None" fo:font-family="Arial" fo:font-size="12"/>
      <style:table-cell-properties fo:border-bottom="0.99pt solid #000000" style:vertical-align="bottom"/>
      <style:paragraph-properties style:vertical-align="bottom" fo:text-align="center"/>
    </style:style>
    <style:style style:family="table-cell" style:name="ce7" style:display-name="ce7">
      <style:text-properties fo:font-weight="None" fo:font-style="None" fo:font-family="Arial" fo:font-size="12"/>
    </style:style>
    <style:style style:family="table-cell" style:name="ce8" style:display-name="ce8">
      <style:text-properties fo:font-weight="None" fo:font-style="None" fo:font-family="Arial" fo:font-size="8"/>
      <style:table-cell-properties fo:background-color="#99ccff"/>
    </style:style>
    <style:style style:family="table-cell" style:name="ce9" style:display-name="ce9">
      <style:text-properties fo:font-weight="None" fo:font-style="None" fo:font-family="Arial" fo:font-size="8"/>
      <style:table-cell-properties style:vertical-align="middle" fo:background-color="#99ccff"/>
      <style:paragraph-properties style:vertical-align="middle"/>
    </style:style>
    <style:style style:family="table-cell" style:name="ce11" style:display-name="ce11">
      <style:text-properties fo:font-weight="None" fo:font-style="None" fo:font-family="Arial" fo:font-size="12"/>
      <style:table-cell-properties fo:border-right="0.99pt solid #000000" fo:border-top="0.99pt solid #000000" fo:background-color="#cccccc" fo:border-left="0.99pt solid #000000" fo:border-bottom="0.99pt solid #000000" fo:wrap-option="wrap" style:vertical-align="middle"/>
      <style:paragraph-properties style:vertical-align="middle"/>
    </style:style>
    <style:style style:family="table-cell" style:name="ce12" style:display-name="ce12">
      <style:text-properties fo:font-weight="None" fo:font-style="None" fo:font-family="Arial" fo:font-size="12"/>
      <style:table-cell-properties fo:border-left="0.99pt solid #000000" fo:border-bottom="0.99pt solid #000000" fo:border-right="0.99pt solid #000000" style:vertical-align="middle" fo:border-top="0.99pt solid #000000"/>
      <style:paragraph-properties style:vertical-align="middle" fo:text-align="center"/>
    </style:style>
    <style:style style:family="table-cell" style:name="ce13" style:display-name="ce13">
      <style:text-properties fo:font-weight="None" fo:font-style="None" fo:font-family="Arial" fo:font-size="12"/>
      <style:table-cell-properties fo:border-left="0.99pt solid #000000" fo:border-bottom="0.99pt solid #000000" fo:border-right="0.99pt solid #000000" fo:border-top="0.99pt solid #000000"/>
    </style:style>
    <style:style style:family="table-cell" style:name="ce14" style:display-name="ce14">
      <style:text-properties fo:font-weight="None" fo:font-style="None" fo:font-family="Courier New1" fo:font-size="10"/>
      <style:table-cell-properties style:vertical-align="bottom" fo:background-color="#666699"/>
      <style:paragraph-properties style:vertical-align="bottom" fo:text-align="start"/>
    </style:style>
    <style:style style:family="table-cell" style:name="ce15" style:display-name="ce15">
      <style:text-properties fo:font-weight="None" fo:font-style="None" fo:font-family="Courier New1" fo:font-size="10"/>
      <style:table-cell-properties style:vertical-align="middle" fo:background-color="#666699"/>
      <style:paragraph-properties style:vertical-align="middle" fo:text-align="start"/>
    </style:style>
    <style:style style:family="table-cell" style:name="ce16" style:display-name="ce16">
      <style:text-properties fo:font-weight="None" fo:font-style="None" fo:font-family="Arial" fo:font-size="8"/>
    </style:style>
    <style:style style:family="table-cell" style:name="Default" style:display-name="Default">
      <style:text-properties fo:font-weight="None" fo:font-style="None" fo:font-family="Arial" fo:font-size="10"/>
    </style:style>
    <style:style style:family="table-column" style:name="e795cb234224de74fc9120f6e3471e46" style:display-name="e795cb234224de74fc9120f6e3471e46">
      <style:table-column-properties fo:break-before="auto" style:column-width="2940.0"/>
    </style:style>
    <style:style style:family="table-column" style:name="d58bc931dee3b65b0ad47a1ff2a3d7f1" style:display-name="d58bc931dee3b65b0ad47a1ff2a3d7f1">
      <style:table-column-properties fo:break-before="auto" style:column-width="2940.0"/>
    </style:style>
    <style:style style:family="table-column" style:name="1cec0128fe7b2326aa8bd3de937a9a32" style:display-name="1cec0128fe7b2326aa8bd3de937a9a32">
      <style:table-column-properties fo:break-before="auto" style:column-width="3059.56"/>
    </style:style>
    <style:style style:family="table-column" style:name="86a022297bde4c47366533daa0c5bfab" style:display-name="86a022297bde4c47366533daa0c5bfab">
      <style:table-column-properties fo:break-before="auto" style:column-width="2212.84"/>
    </style:style>
    <style:style style:family="table-row" style:name="85ca056fc4c41c87afac8a0e12c5758a" style:display-name="85ca056fc4c41c87afac8a0e12c5758a">
      <style:table-row-properties fo:break-before="auto" style:row-height="518.42"/>
    </style:style>
    <style:style style:family="table-row" style:name="b82db643c60cf5ccaf3ee1a913392826" style:display-name="b82db643c60cf5ccaf3ee1a913392826">
      <style:table-row-properties fo:break-before="auto" style:row-height="518.42"/>
    </style:style>
    <style:style style:family="table-row" style:name="5ea47f069c2d15021ee5283be5c0e3b7" style:display-name="5ea47f069c2d15021ee5283be5c0e3b7">
      <style:table-row-properties fo:break-before="auto" style:row-height="549.78"/>
    </style:style>
    <style:style style:family="table-row" style:name="6d3cf773f2e9119d3f4b6193d48dbf29" style:display-name="6d3cf773f2e9119d3f4b6193d48dbf29">
      <style:table-row-properties fo:break-before="auto" style:row-height="518.42"/>
    </style:style>
    <style:style style:family="table-row" style:name="ceb55249e6d87806d47c31207d6e9ec9" style:display-name="ceb55249e6d87806d47c31207d6e9ec9">
      <style:table-row-properties fo:break-before="auto" style:row-height="2183.44"/>
    </style:style>
    <style:style style:family="table-row" style:name="8785de521798d7196b703f9aa2c59a71" style:display-name="8785de521798d7196b703f9aa2c59a71">
      <style:table-row-properties fo:break-before="auto" style:row-height="549.78"/>
    </style:style>
    <style:style style:family="table-row" style:name="d386c4e65fe4d31648bb7bf6f5a9c2ac" style:display-name="d386c4e65fe4d31648bb7bf6f5a9c2ac">
      <style:table-row-properties fo:break-before="auto" style:row-height="518.42"/>
    </style:style>
    <style:style style:family="table-row" style:name="d93042743b334b39d355663c116d2fec" style:display-name="d93042743b334b39d355663c116d2fec">
      <style:table-row-properties fo:break-before="auto" style:row-height="893.76"/>
    </style:style>
    <style:style style:family="table-row" style:name="99f49af48e86e576d3de3e496f523cdf" style:display-name="99f49af48e86e576d3de3e496f523cdf">
      <style:table-row-properties fo:break-before="auto" style:row-height="893.76"/>
    </style:style>
    <style:style style:family="table-row" style:name="765ae942ef7c08cc31efd8e1de463d1f" style:display-name="765ae942ef7c08cc31efd8e1de463d1f">
      <style:table-row-properties fo:break-before="auto" style:row-height="893.76"/>
    </style:style>
  </office:automatic-styles>
  <office:body>
    <office:spreadsheet>
      <table:table table:name="rep_tmpl">
        <table:table-column table:style-name="e795cb234224de74fc9120f6e3471e46" table:default-cell-style-name="ce7"/>
        <table:table-column table:style-name="d58bc931dee3b65b0ad47a1ff2a3d7f1" table:number-columns-repeated="7" table:default-cell-style-name="ce8"/>
        <table:table-column table:style-name="1cec0128fe7b2326aa8bd3de937a9a32" table:default-cell-style-name="ce14"/>
        <table:table-column table:style-name="86a022297bde4c47366533daa0c5bfab" table:number-columns-repeated="250" table:default-cell-style-name="ce16"/>
        <table:table-row table:style-name="85ca056fc4c41c87afac8a0e12c5758a">
          <table:table-cell table:style-name="ce1" office:value="None" office:value-type="string">
            <text:p><text:span text:style-name="ce1">Ведомость среднесуточных (суточных) значений параметров по трубопровод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[description]</text:p>
          </table:table-cell>
          <table:table-cell office:value="None" office:value-type="string"/>
        </table:table-row>
        <table:table-row table:style-name="b82db643c60cf5ccaf3ee1a913392826">
          <table:table-cell table:style-name="ce2" office:value="None" office:value-type="string">
            <text:p><text:span text:style-name="ce2">.ODS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[generator]</text:p>
          </table:table-cell>
          <table:table-cell office:value="None" office:value-type="string"/>
        </table:table-row>
        <table:table-row table:style-name="5ea47f069c2d15021ee5283be5c0e3b7">
          <table:table-cell table:style-name="ce2" office:value="None" office:value-type="string">
            <text:p><text:span text:style-name="ce2">URL: postgresql+psycopg2://xhermit:xhermit@10.0.0.3:5432/testing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[data_source]</text:p>
          </table:table-cell>
          <table:table-cell office:value="None" office:value-type="string"/>
        </table:table-row>
        <table:table-row table:style-name="6d3cf773f2e9119d3f4b6193d48dbf29">
          <table:table-cell table:style-name="ce3" office:value="None" office:value-type="string">
            <text:p><text:span text:style-name="ce3">PY: month_params_sql.getSQL()</text:span></text:p>
          </table:table-cell>
          <table:table-cell table:style-name="ce9" office:value="None" office:value-type="string"/>
          <table:table-cell table:style-name="ce9" office:value="None" office:value-type="string"/>
          <table:table-cell table:style-name="ce9" office:value="None" office:value-type="string"/>
          <table:table-cell table:style-name="ce9" office:value="None" office:value-type="string"/>
          <table:table-cell table:style-name="ce9" office:value="None" office:value-type="string"/>
          <table:table-cell table:style-name="ce9" office:value="None" office:value-type="string"/>
          <table:table-cell table:style-name="ce9" office:value="None" office:value-type="string"/>
          <table:table-cell office:value="None" office:value-type="string">
            <text:p>[query]</text:p>
          </table:table-cell>
          <table:table-cell office:value="None" office:value-type="string"/>
        </table:table-row>
        <table:table-row table:style-name="ceb55249e6d87806d47c31207d6e9ec9">
          <table:table-cell table:style-name="ce4" table:number-columns-spanned="8" office:value="None" office:value-type="string">
            <text:p><text:span text:style-name="ce4">Ведомость среднесуточных (суточных) значений параметров по трубопроводу за [=value=record["dt"].strftime("%B")=] [=value=record["dt"].year=]г</text:span></text:p>
          </table:table-cell>
          <table:covered-table-cell table:number-columns-repeated="7"/>
          <table:table-cell table:number-rows-spanned="2" table:style-name="ce15" office:value="None" office:value-type="string">
            <text:p><text:span text:style-name="ce15">[header]</text:span></text:p>
          </table:table-cell>
          <table:table-cell table:style-name="Default" office:value="None" office:value-type="string"/>
        </table:table-row>
        <table:table-row table:style-name="8785de521798d7196b703f9aa2c59a71">
          <table:table-cell table:style-name="ce5" office:value="None" office:value-type="string">
            <text:p><text:span text:style-name="ce5">День</text:span></text:p>
          </table:table-cell>
          <table:table-cell table:style-name="ce11" office:value="None" office:value-type="string">
            <text:p><text:span text:style-name="ce11">Твх ('C)</text:span></text:p>
          </table:table-cell>
          <table:table-cell table:style-name="ce11" office:value="None" office:value-type="string">
            <text:p><text:span text:style-name="ce11">Рвх (кгс/см2)</text:span></text:p>
          </table:table-cell>
          <table:table-cell table:style-name="ce11" office:value="None" office:value-type="string">
            <text:p><text:span text:style-name="ce11">Твг ('C)</text:span></text:p>
          </table:table-cell>
          <table:table-cell table:style-name="ce11" office:value="None" office:value-type="string">
            <text:p><text:span text:style-name="ce11">Pвг (кгс/см2)</text:span></text:p>
          </table:table-cell>
          <table:table-cell table:style-name="ce11" office:value="None" office:value-type="string">
            <text:p><text:span text:style-name="ce11">M (т)</text:span></text:p>
          </table:table-cell>
          <table:table-cell table:style-name="ce11" office:value="None" office:value-type="string">
            <text:p><text:span text:style-name="ce11">W (Гкал)</text:span></text:p>
          </table:table-cell>
          <table:table-cell table:style-name="ce11" office:value="None" office:value-type="string">
            <text:p><text:span text:style-name="ce11">V (м3)</text:span></text:p>
          </table:table-cell>
          <table:covered-table-cell table:style-name="ce11" table:number-columns-repeated="1"/>
          <table:table-cell table:style-name="Default" office:value="None" office:value-type="string"/>
        </table:table-row>
        <table:table-row table:style-name="d386c4e65fe4d31648bb7bf6f5a9c2ac">
          <table:table-cell table:style-name="ce6" office:value="None" office:value-type="string">
            <text:p><text:span text:style-name="ce6">[=value=record["dt"].day=]</text:span></text:p>
          </table:table-cell>
          <table:table-cell table:style-name="ce6" office:value="None" office:value-type="string">
            <text:p><text:span text:style-name="ce6">['t_cw']</text:span></text:p>
          </table:table-cell>
          <table:table-cell table:style-name="ce6" office:value="None" office:value-type="string">
            <text:p><text:span text:style-name="ce6">['p_cw']</text:span></text:p>
          </table:table-cell>
          <table:table-cell table:style-name="ce6" office:value="None" office:value-type="string">
            <text:p><text:span text:style-name="ce6">['t_hw']</text:span></text:p>
          </table:table-cell>
          <table:table-cell table:style-name="ce6" office:value="None" office:value-type="string">
            <text:p><text:span text:style-name="ce6">['p_hw']</text:span></text:p>
          </table:table-cell>
          <table:table-cell table:style-name="ce6" office:value="None" office:value-type="string">
            <text:p><text:span text:style-name="ce6">['mass']</text:span></text:p>
          </table:table-cell>
          <table:table-cell table:style-name="ce6" office:value="None" office:value-type="string">
            <text:p><text:span text:style-name="ce6">['energy']</text:span></text:p>
          </table:table-cell>
          <table:table-cell table:style-name="ce6" office:value="None" office:value-type="string">
            <text:p><text:span text:style-name="ce6">['volume']</text:span></text:p>
          </table:table-cell>
          <table:table-cell office:value="None" office:value-type="string">
            <text:p>[detail]</text:p>
          </table:table-cell>
          <table:table-cell office:value="None" office:value-type="string"/>
        </table:table-row>
        <table:table-row table:style-name="d93042743b334b39d355663c116d2fec">
          <table:table-cell office:value="None" office:value-type="string"/>
          <table:table-cell table:style-name="ce12" table:number-columns-spanned="4" office:value="None" office:value-type="string">
            <text:p><text:span text:style-name="ce12">Средние</text:span></text:p>
          </table:table-cell>
          <table:covered-table-cell table:number-columns-repeated="3"/>
          <table:table-cell table:style-name="ce12" table:number-columns-spanned="3" office:value="None" office:value-type="string">
            <text:p><text:span text:style-name="ce12">Итого</text:span></text:p>
          </table:table-cell>
          <table:covered-table-cell table:style-name="ce12" table:number-columns-repeated="2"/>
          <table:table-cell table:number-rows-spanned="3" table:style-name="ce15" office:value="None" office:value-type="string">
            <text:p><text:span text:style-name="ce15">[footer]</text:span></text:p>
          </table:table-cell>
          <table:table-cell office:value="None" office:value-type="string"/>
        </table:table-row>
        <table:table-row table:style-name="99f49af48e86e576d3de3e496f523cdf">
          <table:table-cell office:value="None" office:value-type="string"/>
          <table:table-cell table:style-name="ce13" office:value="None" office:value-type="string">
            <text:p><text:span text:style-name="ce13">[^AVG({t_cw})^]</text:span></text:p>
          </table:table-cell>
          <table:table-cell table:style-name="ce13" office:value="None" office:value-type="string">
            <text:p><text:span text:style-name="ce13">[^AVG({p_cw})^]</text:span></text:p>
          </table:table-cell>
          <table:table-cell table:style-name="ce13" office:value="None" office:value-type="string">
            <text:p><text:span text:style-name="ce13">[^AVG({t_hw})^]</text:span></text:p>
          </table:table-cell>
          <table:table-cell table:style-name="ce13" office:value="None" office:value-type="string">
            <text:p><text:span text:style-name="ce13">[^AVG({p_hw})^]</text:span></text:p>
          </table:table-cell>
          <table:table-cell table:style-name="ce13" office:value="None" office:value-type="string">
            <text:p><text:span text:style-name="ce13">[^SUM({mass})^]</text:span></text:p>
          </table:table-cell>
          <table:table-cell table:style-name="ce13" office:value="None" office:value-type="string">
            <text:p><text:span text:style-name="ce13">[^SUM({energy})^]</text:span></text:p>
          </table:table-cell>
          <table:table-cell table:style-name="ce13" office:value="None" office:value-type="string">
            <text:p><text:span text:style-name="ce13">[^SUM({volume})^]</text:span></text:p>
          </table:table-cell>
          <table:covered-table-cell table:style-name="ce13" table:number-columns-repeated="1"/>
          <table:table-cell office:value="None" office:value-type="string"/>
        </table:table-row>
        <table:table-row table:style-name="765ae942ef7c08cc31efd8e1de463d1f">
          <table:table-cell office:value="None" office:value-type="string"/>
          <table:table-cell table:style-name="ce7" office:value="None" office:value-type="string"/>
          <table:table-cell table:style-name="ce7" office:value="None" office:value-type="string"/>
          <table:table-cell table:style-name="ce7" office:value="None" office:value-type="string"/>
          <table:table-cell table:style-name="ce7" office:value="None" office:value-type="string"/>
          <table:table-cell table:style-name="ce7" office:value="None" office:value-type="string"/>
          <table:table-cell table:style-name="ce7" office:value="None" office:value-type="string"/>
          <table:table-cell table:style-name="ce7" office:value="None" office:value-type="string"/>
          <table:covered-table-cell table:style-name="ce7" table:number-columns-repeated="1"/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1">
  <office:styles/>
  <office:automatic-styles>
    <style:page-layout style:name="MyPageLayout">
      <style:page-layout-properties style:writing-mode="lr-tb" fo:page-width="29.7cm" fo:page-height="21.0cm" style:print-orientation="landscape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1">
  <office:meta>
    <meta:generator>ODFPY/0.9.6</meta:generator>
  </office:meta>
</office:document-meta>
</file>